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4, 2021 (01:25:0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4T05:25:12Z</meta:creation-date>
    <dc:date>2021-06-24T05:25:12Z</dc:date>
    <meta:user-defined meta:name="date" meta:value-type="string">June  24, 2021 (01:25:0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